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A953AD3.png" manifest:media-type="image/png"/>
  <manifest:file-entry manifest:full-path="Pictures/100000010000008800000087D934DBB8.png" manifest:media-type="image/png"/>
  <manifest:file-entry manifest:full-path="Pictures/1000000100000402000000A244E0D1B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encil1-title">
      <style:graphic-properties fo:min-height="1.75cm" loext:decorative="false"/>
      <style:paragraph-properties style:writing-mode="lr-tb"/>
    </style:style>
    <style:style style:name="pr4" style:family="presentation" style:parent-style-name="Pencil1-outline1">
      <style:graphic-properties fo:min-height="11.001cm" loext:decorative="false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Pencil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3cm" fo:margin-bottom="0cm" fo:text-indent="0cm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color="#c9211e" loext:opacity="100%" fo:font-size="21pt" fo:font-weight="bold" style:font-size-asian="21pt" style:font-weight-asian="bold" style:font-size-complex="21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1pt" fo:font-style="normal" fo:text-shadow="none" style:text-underline-style="none" fo:font-weight="bold" style:letter-kerning="true" fo:background-color="transparent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c9211e" loext:opacity="100%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Bootstrap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>Intro</text:p>
          </draw:text-box>
        </draw:frame>
        <draw:frame presentation:style-name="pr4" draw:layer="layout" svg:width="25cm" svg:height="11cm" svg:x="1.5cm" svg:y="3.5cm" presentation:class="outline">
          <draw:text-box>
            <text:list text:style-name="L2">
              <text:list-item>
                <text:p>In bootstrap we use shortcuts for each css property such</text:p>
                <text:p>- m → margin</text:p>
                <text:p>- p → padding</text:p>
                <text:p>- ms → margin-left , s for start</text:p>
                <text:p>- me → margin-right , e for right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>Unit of bootsrap</text:p>
          </draw:text-box>
        </draw:frame>
        <draw:frame presentation:style-name="pr4" draw:layer="layout" svg:width="25cm" svg:height="11cm" svg:x="1.5cm" svg:y="3.5cm" presentation:class="outline">
          <draw:text-box>
            <text:list text:style-name="L2">
              <text:list-item>
                <text:p text:style-name="P2"><text:span text:style-name="T1">We can use number beside padding margin to determine size such that</text:span></text:p>
                <text:p text:style-name="P2"><text:span text:style-name="T1">- mt-</text:span><text:span text:style-name="T2">1</text:span><text:span text:style-name="T1"> → margin-top: </text:span><text:span text:style-name="T2">0.25rem</text:span></text:p>
                <text:p text:style-name="P2"><text:span text:style-name="T3">- mt-</text:span><text:span text:style-name="T4">2</text:span><text:span text:style-name="T3"> → </text:span><text:span text:style-name="T1"><text:s/>margin-top:</text:span><text:span text:style-name="T2"> 0.5rem</text:span></text:p>
                <text:p text:style-name="P2"><text:span text:style-name="T3">- mt-</text:span><text:span text:style-name="T4">3</text:span><text:span text:style-name="T3"> → </text:span><text:span text:style-name="T1"><text:s/>margin-top: </text:span><text:span text:style-name="T2">1rem</text:span></text:p>
                <text:p text:style-name="P2"><text:span text:style-name="T3">- mt-</text:span><text:span text:style-name="T4">4</text:span><text:span text:style-name="T3"> → </text:span><text:span text:style-name="T1"><text:s/>margin-top: </text:span><text:span text:style-name="T2">1.5rem</text:span></text:p>
                <text:p text:style-name="P2"><text:span text:style-name="T3">- mt-</text:span><text:span text:style-name="T4">5</text:span><text:span text:style-name="T3"> → </text:span><text:span text:style-name="T1"><text:s/>margin-top: </text:span><text:span text:style-name="T2">3rem</text:span></text:p>
              </text:list-item>
              <text:list-item>
                <text:p text:style-name="P2"><text:span text:style-name="T1">NOTE :: 1rem = 16px , by default</text:span></text:p>
              </text:list-item>
              <text:list-item>
                <text:p text:style-name="P2"><text:span text:style-name="T1">To change the default of 1rem=16px you can change the `font-size: 20px ` of</text:span><text:span text:style-name="T5"> the root element `&lt;html &gt;</text:span><text:span text:style-name="T1"> then </text:span><text:span text:style-name="T2">1rem = 20px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44E0D1BA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7cm" svg:height="9.56cm" svg:x="2cm" svg:y="2.5cm" presentation:class="page"/>
        <draw:frame presentation:style-name="Pencil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934DBB8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A953AD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7cm" svg:height="9.56cm" svg:x="2cm" svg:y="2.5cm" presentation:class="page"/>
        <draw:frame presentation:style-name="Pencil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08:28:37.442874387</meta:creation-date>
    <meta:editing-duration>PT5M24S</meta:editing-duration>
    <meta:editing-cycles>2</meta:editing-cycles>
    <meta:generator>LibreOffice/24.2.5.2$Linux_X86_64 LibreOffice_project/420$Build-2</meta:generator>
    <dc:title>Pencil</dc:title>
    <dc:date>2024-09-30T08:44:57.929877346</dc:date>
    <meta:document-statistic meta:object-count="44"/>
  </office:meta>
</office:document-meta>
</file>